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dbx_startcineplex</text:h>
      <text:h text:outline-level="2" text:style-name="Heading_2" text:is-list-header="true">Table structure for table accounts</text:h>
      <table:table table:name="account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Account_I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ll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der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irth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ferSit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ol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reated_at</text:p>
          </table:table-cell>
          <table:table-cell office:value-type="string">
            <text:p>timestamp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pdated_at</text:p>
          </table:table-cell>
          <table:table-cell office:value-type="string">
            <text:p>timestamp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ccounts</text:h>
      <table:table table:name="accounts_structure">
        <table:table-column table:number-columns-repeated="13"/>
        <table:table-row>
          <table:table-cell office:value-type="string">
            <text:p>Account_Id</text:p>
          </table:table-cell>
          <table:table-cell office:value-type="string">
            <text:p>fullname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password</text:p>
          </table:table-cell>
          <table:table-cell office:value-type="string">
            <text:p>gender</text:p>
          </table:table-cell>
          <table:table-cell office:value-type="string">
            <text:p>birth</text:p>
          </table:table-cell>
          <table:table-cell office:value-type="string">
            <text:p>preferSite</text:p>
          </table:table-cell>
          <table:table-cell office:value-type="string">
            <text:p>image</text:p>
          </table:table-cell>
          <table:table-cell office:value-type="string">
            <text:p>active</text:p>
          </table:table-cell>
          <table:table-cell office:value-type="string">
            <text:p>rol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USER_001</text:p>
          </table:table-cell>
          <table:table-cell office:value-type="string">
            <text:p>Phung Van Phuc</text:p>
          </table:table-cell>
          <table:table-cell office:value-type="string">
            <text:p>phungvphuc1@gmail.com</text:p>
          </table:table-cell>
          <table:table-cell office:value-type="float" office:value="905304560">
            <text:p>905304560</text:p>
          </table:table-cell>
          <table:table-cell office:value-type="string">
            <text:p>0905304560</text:p>
          </table:table-cell>
          <table:table-cell office:value-type="string">
            <text:p>Male</text:p>
          </table:table-cell>
          <table:table-cell office:value-type="string">
            <text:p>1998-06-30</text:p>
          </table:table-cell>
          <table:table-cell office:value-type="string">
            <text:p>X-star Ho Chi Minh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1-06-22 10:00:12</text:p>
          </table:table-cell>
          <table:table-cell office:value-type="string">
            <text:p>2021-06-22 10:00:12</text:p>
          </table:table-cell>
        </table:table-row>
        <table:table-row>
          <table:table-cell office:value-type="string">
            <text:p>USER_002</text:p>
          </table:table-cell>
          <table:table-cell office:value-type="string">
            <text:p>Phung Tran Tho</text:p>
          </table:table-cell>
          <table:table-cell office:value-type="string">
            <text:p>phungvphuc2@gmail.com</text:p>
          </table:table-cell>
          <table:table-cell office:value-type="float" office:value="905304560">
            <text:p>905304560</text:p>
          </table:table-cell>
          <table:table-cell office:value-type="string">
            <text:p>0905304560</text:p>
          </table:table-cell>
          <table:table-cell office:value-type="string">
            <text:p>Female</text:p>
          </table:table-cell>
          <table:table-cell office:value-type="string">
            <text:p>2021-06-23</text:p>
          </table:table-cell>
          <table:table-cell office:value-type="string">
            <text:p>X-star Hai Phon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2021-06-22 10:01:45</text:p>
          </table:table-cell>
          <table:table-cell office:value-type="string">
            <text:p>2021-06-22 10:01:45</text:p>
          </table:table-cell>
        </table:table-row>
      </table:table>
      <text:h text:outline-level="2" text:style-name="Heading_2" text:is-list-header="true">Triggers accounts</text:h>
      <table:table table:name="accounts_triggers">
        <table:table-column table:number-columns-repeated="4"/>
        <table:table-row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Event</text:p>
          </table:table-cell>
          <table:table-cell office:value-type="string">
            <text:p>Definition</text:p>
          </table:table-cell>
        </table:table-row>
        <table:table-row>
          <table:table-cell office:value-type="string">
            <text:p>getID</text:p>
          </table:table-cell>
          <table:table-cell office:value-type="string">
            <text:p>BEFORE</text:p>
          </table:table-cell>
          <table:table-cell office:value-type="string">
            <text:p>INSERT</text:p>
          </table:table-cell>
          <table:table-cell office:value-type="string">
            <text:p>BEGIN
	INSERT INTO id_account VALUES (null);
    SET NEW.Account_Id = CONCAT("USER_", LPAD(LAST_INSERT_ID(),3, "0"));
END</text:p>
          </table:table-cell>
        </table:table-row>
      </table:table>
      <text:h text:outline-level="2" text:style-name="Heading_2" text:is-list-header="true">Table structure for table booktiket</text:h>
      <table:table table:name="booktike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TikectId</text:p>
          </table:table-cell>
          <table:table-cell office:value-type="string">
            <text:p>int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vieTitl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at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boFood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meMovi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Cinema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Movi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talPrice</text:p>
          </table:table-cell>
          <table:table-cell office:value-type="string">
            <text:p>int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int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booktiket</text:h>
      <table:table table:name="booktiket_structure">
        <table:table-column table:number-columns-repeated="10"/>
        <table:table-row>
          <table:table-cell office:value-type="string">
            <text:p>TikectId</text:p>
          </table:table-cell>
          <table:table-cell office:value-type="string">
            <text:p>Email</text:p>
          </table:table-cell>
          <table:table-cell office:value-type="string">
            <text:p>MovieTitle</text:p>
          </table:table-cell>
          <table:table-cell office:value-type="string">
            <text:p>Seat</text:p>
          </table:table-cell>
          <table:table-cell office:value-type="string">
            <text:p>ComboFood</text:p>
          </table:table-cell>
          <table:table-cell office:value-type="string">
            <text:p>TimeMovie</text:p>
          </table:table-cell>
          <table:table-cell office:value-type="string">
            <text:p>AddressCinema</text:p>
          </table:table-cell>
          <table:table-cell office:value-type="string">
            <text:p>DateMovie</text:p>
          </table:table-cell>
          <table:table-cell office:value-type="string">
            <text:p>TotalPrice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letuanxuyen@gmail.com</text:p>
          </table:table-cell>
          <table:table-cell office:value-type="string">
            <text:p>Cartoon</text:p>
          </table:table-cell>
          <table:table-cell office:value-type="string">
            <text:p>7B</text:p>
          </table:table-cell>
          <table:table-cell office:value-type="string">
            <text:p>Popcorn</text:p>
          </table:table-cell>
          <table:table-cell office:value-type="string">
            <text:p>10:00</text:p>
          </table:table-cell>
          <table:table-cell office:value-type="string">
            <text:p>TPHCM</text:p>
          </table:table-cell>
          <table:table-cell office:value-type="string">
            <text:p>22/12/2021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oanhdoan@gmail.com</text:p>
          </table:table-cell>
          <table:table-cell office:value-type="string">
            <text:p>Avatar</text:p>
          </table:table-cell>
          <table:table-cell office:value-type="string">
            <text:p>8D</text:p>
          </table:table-cell>
          <table:table-cell office:value-type="string">
            <text:p>1 MILO COMBO 2021</text:p>
          </table:table-cell>
          <table:table-cell office:value-type="string">
            <text:p>12-00</text:p>
          </table:table-cell>
          <table:table-cell office:value-type="string">
            <text:p>main-hall</text:p>
          </table:table-cell>
          <table:table-cell office:value-type="string">
            <text:p>13-3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oang@gmail.com</text:p>
          </table:table-cell>
          <table:table-cell office:value-type="string">
            <text:p>Avatar</text:p>
          </table:table-cell>
          <table:table-cell office:value-type="string">
            <text:p>8C,8B</text:p>
          </table:table-cell>
          <table:table-cell office:value-type="string">
            <text:p>2 CGV SNACK COMBO</text:p>
          </table:table-cell>
          <table:table-cell office:value-type="string">
            <text:p>12-00</text:p>
          </table:table-cell>
          <table:table-cell office:value-type="string">
            <text:p>vip-hall</text:p>
          </table:table-cell>
          <table:table-cell office:value-type="string">
            <text:p>13-3</text:p>
          </table:table-cell>
          <table:table-cell office:value-type="float" office:value="398000">
            <text:p>3980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letuanxuyen@gmail.com</text:p>
          </table:table-cell>
          <table:table-cell office:value-type="string">
            <text:p>Cartoon</text:p>
          </table:table-cell>
          <table:table-cell office:value-type="string">
            <text:p>7B,8C,9A</text:p>
          </table:table-cell>
          <table:table-cell office:value-type="string">
            <text:p/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2-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letuanxuyen@gmail.com</text:p>
          </table:table-cell>
          <table:table-cell office:value-type="string">
            <text:p>Cartoon</text:p>
          </table:table-cell>
          <table:table-cell office:value-type="string">
            <text:p>7A</text:p>
          </table:table-cell>
          <table:table-cell office:value-type="string">
            <text:p/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2-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etuanxuyen@gmail.com</text:p>
          </table:table-cell>
          <table:table-cell office:value-type="string">
            <text:p>Cartoon</text:p>
          </table:table-cell>
          <table:table-cell office:value-type="string">
            <text:p>5C</text:p>
          </table:table-cell>
          <table:table-cell office:value-type="string">
            <text:p/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2-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letuanxuyen@gmail.com</text:p>
          </table:table-cell>
          <table:table-cell office:value-type="string">
            <text:p>Cartoon</text:p>
          </table:table-cell>
          <table:table-cell office:value-type="string">
            <text:p>4C</text:p>
          </table:table-cell>
          <table:table-cell office:value-type="string">
            <text:p/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2-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thanh92@gmail.comxx</text:p>
          </table:table-cell>
          <table:table-cell office:value-type="string">
            <text:p>Cartoon</text:p>
          </table:table-cell>
          <table:table-cell office:value-type="string">
            <text:p>8D</text:p>
          </table:table-cell>
          <table:table-cell office:value-type="string">
            <text:p>2 MILO COMBO 2021</text:p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2-3</text:p>
          </table:table-cell>
          <table:table-cell office:value-type="float" office:value="300000">
            <text:p>3000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letuanxuyen92@gmail.com</text:p>
          </table:table-cell>
          <table:table-cell office:value-type="string">
            <text:p>Cartoon</text:p>
          </table:table-cell>
          <table:table-cell office:value-type="string">
            <text:p>8A,8B</text:p>
          </table:table-cell>
          <table:table-cell office:value-type="string">
            <text:p>2 MILO COMBO 2021</text:p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3-3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letuanxuyen92@gmail.com</text:p>
          </table:table-cell>
          <table:table-cell office:value-type="string">
            <text:p>Cartoon</text:p>
          </table:table-cell>
          <table:table-cell office:value-type="string">
            <text:p>8A,8B</text:p>
          </table:table-cell>
          <table:table-cell office:value-type="string">
            <text:p>2 MILO COMBO 2021</text:p>
          </table:table-cell>
          <table:table-cell office:value-type="string">
            <text:p>09-00</text:p>
          </table:table-cell>
          <table:table-cell office:value-type="string">
            <text:p>main-hall</text:p>
          </table:table-cell>
          <table:table-cell office:value-type="string">
            <text:p>13-3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Table structure for table failed_jobs</text:h>
      <table:table table:name="failed_job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big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nection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ueu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yload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ception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iled_at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(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failed_jobs</text:h>
      <table:table table:name="failed_jobs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connection</text:p>
          </table:table-cell>
          <table:table-cell office:value-type="string">
            <text:p>queue</text:p>
          </table:table-cell>
          <table:table-cell office:value-type="string">
            <text:p>payload</text:p>
          </table:table-cell>
          <table:table-cell office:value-type="string">
            <text:p>exception</text:p>
          </table:table-cell>
          <table:table-cell office:value-type="string">
            <text:p>failed_at</text:p>
          </table:table-cell>
        </table:table-row>
      </table:table>
      <text:h text:outline-level="2" text:style-name="Heading_2" text:is-list-header="true">Table structure for table id_account</text:h>
      <table:table table:name="id_accoun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id_account</text:h>
      <table:table table:name="id_account_structure">
        <table:table-column table:number-columns-repeated="1"/>
        <table:table-row>
          <table:table-cell office:value-type="string">
            <text:p>id</text:p>
          </table:table-cell>
        </table:table-row>
        <table:table-row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</table:table-row>
      </table:table>
      <text:h text:outline-level="2" text:style-name="Heading_2" text:is-list-header="true">Table structure for table migrations</text:h>
      <table:table table:name="migration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grati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tch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igrations</text:h>
      <table:table table:name="migrations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migration</text:p>
          </table:table-cell>
          <table:table-cell office:value-type="string">
            <text:p>batch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2014_10_12_000000_create_user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2014_10_12_100000_create_password_reset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2019_08_19_000000_create_failed_job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2021_06_21_181155_account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Table structure for table password_resets</text:h>
      <table:table table:name="password_reset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ke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reated_at</text:p>
          </table:table-cell>
          <table:table-cell office:value-type="string">
            <text:p>timestamp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assword_resets</text:h>
      <table:table table:name="password_resets_structure">
        <table:table-column table:number-columns-repeated="3"/>
        <table:table-row>
          <table:table-cell office:value-type="string">
            <text:p>email</text:p>
          </table:table-cell>
          <table:table-cell office:value-type="string">
            <text:p>token</text:p>
          </table:table-cell>
          <table:table-cell office:value-type="string">
            <text:p>created_at</text:p>
          </table:table-cell>
        </table:table-row>
      </table:table>
      <text:h text:outline-level="2" text:style-name="Heading_2" text:is-list-header="true">Table structure for table users</text:h>
      <table:table table:name="user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big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_verified_at</text:p>
          </table:table-cell>
          <table:table-cell office:value-type="string">
            <text:p>timestamp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member_token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reated_at</text:p>
          </table:table-cell>
          <table:table-cell office:value-type="string">
            <text:p>timestamp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pdated_at</text:p>
          </table:table-cell>
          <table:table-cell office:value-type="string">
            <text:p>timestamp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email_verified_at</text:p>
          </table:table-cell>
          <table:table-cell office:value-type="string">
            <text:p>password</text:p>
          </table:table-cell>
          <table:table-cell office:value-type="string">
            <text:p>remember_token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1-06-24T17:01:56</meta:creation-date>
  </office:meta>
</office:document-meta>
</file>